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992in"/>
    </style:style>
    <style:style style:name="co6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Giver</text:p>
          </table:table-cell>
          <table:table-cell table:style-name="ce3"/>
          <table:table-cell table:style-name="ce3" office:value-type="string">
            <text:p>Desc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-absorption</text:p>
          </table:table-cell>
          <table:table-cell office:value-type="string">
            <text:p>A mysterious staff</text:p>
          </table:table-cell>
          <table:table-cell table:number-columns-repeated="1022"/>
        </table:table-row>
        <table:table-row table:style-name="ro1">
          <table:table-cell office:value-type="string">
            <text:p>orc-hunt</text:p>
          </table:table-cell>
          <table:table-cell office:value-type="string">
            <text:p>Let's hunt some orcs</text:p>
          </table:table-cell>
          <table:table-cell table:number-columns-repeated="2"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4" office:value-type="string">
            <text:p>Sun Paladin Aeryn</text:p>
          </table:table-cell>
          <table:table-cell/>
          <table:table-cell table:style-name="ce5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Wildernes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merchant ambush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mage apprentice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corrupted_water</text:p>
          </table:table-cell>
          <table:table-cell office:value-type="string">
            <text:p>Corrupted water</text:p>
          </table:table-cell>
          <table:table-cell table:style-name="Default" office:value-type="string">
            <text:p>Ukllmswwik</text:p>
          </table:table-cell>
          <table:table-cell office:value-type="string">
            <text:p>Find the source of the water corruption</text:p>
          </table:table-cell>
          <table:table-cell office:value-type="string">
            <text:p>unlocks corruptions ?</text:p>
          </table:table-cell>
          <table:table-cell table:number-columns-repeated="1019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06/27/2010</text:date>, <text:time>02:0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6-27T02:03:27</dc:date>
    <meta:editing-duration>PT11H39M14S</meta:editing-duration>
    <meta:editing-cycles>21</meta:editing-cycles>
    <meta:generator>OpenOffice.org/3.1$Linux OpenOffice.org_project/310m19$Build-9420</meta:gener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